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41cm" svg:height="3.156cm" draw:transform="rotate (-1.57515964992488) translate (6.46087155527409cm 1.72357300270456cm)" svg:viewBox="0 0 1142 3157" svg:d="M1106 2817c-448-492-288-814-150-1177 137-364 390-1003-115-1615-91-100-766 123-657 275 332 367 140 647-63 1171s-190 995 346 1648c130 157 704-219 639-302z">
          <text:p/>
        </draw:path>
        <draw:path draw:style-name="gr1" draw:text-style-name="P1" draw:layer="layout" svg:width="0.903cm" svg:height="0.661cm" draw:transform="skewX (0.001221730476396) rotate (-2.15687788961459) translate (6.8536401432272cm 1.9916888905431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4.10879114539869cm 2.2116281084625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2:20:36.751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